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6000002F23AF9863F4EBFA4CC.jpg" manifest:media-type="image/jpeg"/>
  <manifest:file-entry manifest:full-path="Pictures/1000020100000733000003F3E7DFE23A530869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db4" officeooo:paragraph-rsid="001cad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c =0.0</text:p>
      <text:p text:style-name="P1"><draw:frame draw:style-name="fr2" draw:name="Imagen1" text:anchor-type="char" svg:x="-0.104cm" svg:y="0.178cm" svg:width="17.59cm" svg:height="9.648cm" draw:z-index="0"><draw:image xlink:href="Pictures/1000020100000733000003F3E7DFE23A530869B4.png" xlink:type="simple" xlink:show="embed" xlink:actuate="onLoad" loext:mime-type="image/png"/></draw:frame></text:p>
      <text:p text:style-name="P1"><draw:frame draw:style-name="fr1" draw:name="Imagen2" text:anchor-type="char" svg:width="17.59cm" svg:height="9.941cm" draw:z-index="1"><draw:image xlink:href="Pictures/1000000000000536000002F23AF9863F4EBFA4C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16:30:15.265249826</meta:creation-date>
    <dc:date>2023-02-03T17:56:52.333489020</dc:date>
    <meta:editing-duration>PT1H16M27S</meta:editing-duration>
    <meta:editing-cycles>1</meta:editing-cycles>
    <meta:document-statistic meta:table-count="0" meta:image-count="2" meta:object-count="0" meta:page-count="1" meta:paragraph-count="1" meta:word-count="2" meta:character-count="7" meta:non-whitespace-character-count="6"/>
    <meta:generator>LibreOffice/6.4.7.2$Linux_X86_64 LibreOffice_project/40$Build-2</meta:generator>
  </office:meta>
</office:document-meta>
</file>